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1.</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text:soft-page-break/>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text:soft-page-break/>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P4">binary_dice: <text:span text:style-name="T2">[probability factor (INT, r), difference factor (INT, r), location (INT, r, 3), offset (INT, </text:span><text:soft-page-break/><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the bullet projectiles in the demo uses three GPLC programs (projectile prototype (4), player gun (5) and shooter (6) in map1.gplc), which make use of the next two op – codes below. <text:s/>When the player or a shooter fires a bullet the relevant program copies the projectile prototype program to a certain reserved index in Obj_grid and uses project_init to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loc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location: The index in Obj_grid where the projectile program to be initialised is hel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oft-page-break/><text:span text:style-name="T1">Note:</text:span> The remaining op – codes will form part of the centipede creature implementation. <text:s/>The relevant engine code hasn't been tested yet and the op – code descriptions have been left incomplete until functionality has been confirmed.</text:p>
      <text:p text:style-name="P3"/>
      <text:p text:style-name="P3"><text:span text:style-name="T1">cpede_logic:</text:span> [phase n (INT, r), offset (INT, a), num_seg (INT, a)] (19)</text:p>
      <text:p text:style-name="P3"/>
      <text:p text:style-name="P3"><text:span text:style-name="T1">cpede_move:</text:span> [mode (FLAG, a), direction (INT, a), offset0 (INT, a), offset1 (INT, a), seg_num (INT, a)] (20)</text:p>
      <text:p text:style-name="P3"/>
      <text:p text:style-name="P3"><text:span text:style-name="T1">cpede_damage:</text:span> [location (INT, INT, INT) (r), offset (INT, a)] (2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7-11-30T22:05:09.65</dc:date>
    <dc:creator>Steven Tinsley</dc:creator>
    <meta:editing-duration>P9DT10H31M</meta:editing-duration>
    <meta:editing-cycles>88</meta:editing-cycles>
    <meta:generator>OpenOffice/4.1.3$Win32 OpenOffice.org_project/413m1$Build-9783</meta:generator>
    <meta:document-statistic meta:table-count="1" meta:image-count="1" meta:object-count="0" meta:page-count="10" meta:paragraph-count="165" meta:word-count="4415" meta:character-count="24953"/>
  </office:meta>
</office:document-meta>
</file>